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, ui-monospace, 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293c9" officeooo:paragraph-rsid="001293c9"/>
    </style:style>
    <style:style style:name="P2" style:family="paragraph" style:parent-style-name="Standard">
      <style:text-properties officeooo:paragraph-rsid="001293c9"/>
    </style:style>
    <style:style style:name="T1" style:family="text">
      <style:text-properties officeooo:rsid="001293c9"/>
    </style:style>
    <style:style style:name="T2" style:family="text">
      <style:text-properties fo:font-variant="normal" fo:text-transform="none" fo:color="#3e4357" loext:opacity="100%" fo:letter-spacing="normal"/>
    </style:style>
    <style:style style:name="T3" style:family="text">
      <style:text-properties fo:font-variant="normal" fo:text-transform="none" fo:color="#3e4357" loext:opacity="100%" style:font-name="Ubuntu Mono" fo:font-size="10.5pt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blema es similar al de la quality issue 1, esta vez en “React/poep/src/auth/ProtectedRoute.js”, no se hace verificación de tipos. Lo que afecta la fiabilidad y la mantenibilidad del proyecto.</text:p>
      <text:p text:style-name="P1"/>
      <text:p text:style-name="P2"><text:span text:style-name="T1">La solución es similar, es implementar un sistema de tipado propio de React “</text:span>import<text:span text:style-name="T2"> </text:span>PropTypes<text:span text:style-name="T2"> </text:span>from<text:span text:style-name="T2"> </text:span>'prop-types'<text:span text:style-name="T3">;</text:span><text:span text:style-name="T1">”</text:span></text:p>
      <text:p text:style-name="P1"/>
      <text:p text:style-name="P1">También sera tomada en cue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, 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1:09:56.236162155</meta:creation-date>
    <dc:date>2025-11-17T01:17:55.396046525</dc:date>
    <meta:editing-duration>PT7M59S</meta:editing-duration>
    <meta:editing-cycles>1</meta:editing-cycles>
    <meta:document-statistic meta:table-count="0" meta:image-count="0" meta:object-count="0" meta:page-count="1" meta:paragraph-count="3" meta:word-count="52" meta:character-count="340" meta:non-whitespace-character-count="291"/>
    <meta:generator>LibreOffice/7.3.7.2$Linux_X86_64 LibreOffice_project/30$Build-2</meta:generator>
  </office:meta>
</office:document-meta>
</file>